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c4c3a" officeooo:paragraph-rsid="001c4c3a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officeooo:rsid="001c4c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tilo de fuente <text:span text:style-name="T6">en </text:span>CSS</text:h>
      <text:p text:style-name="P5"><text:span text:style-name="T1"/></text:p>
      <text:p text:style-name="Horizontal_20_Line"/>
      <text:h text:style-name="P2" text:outline-level="2">font-style</text:h>
      <text:p text:style-name="P6">La propiedad <text:span text:style-name="Source_20_Text"><text:span text:style-name="T2">font-style </text:span></text:span>se utiliza principalmente para especificar texto en cursiva.</text:p>
      <text:p text:style-name="P6">Esta propiedad tiene tres valores:</text:p>
      <text:list text:style-name="L1">
        <text:list-item>
          <text:p text:style-name="P7">normal: el texto se muestra normalmente</text:p>
        </text:list-item>
        <text:list-item>
          <text:p text:style-name="P7">cursiva: el texto se muestra en cursiva</text:p>
        </text:list-item>
        <text:list-item>
          <text:p text:style-name="P8">oblicuo: el texto está "inclinado" (el oblicuo es muy similar a la cursiva, pero menos compatible)</text:p>
        </text:list-item>
      </text:list>
      <text:h text:style-name="P3" text:outline-level="3">Ejemplo</text:h>
      <text:p text:style-name="P9">p.normal <text:span text:style-name="T3">{</text:span><text:span text:style-name="T4"><text:line-break/>  font-style</text:span><text:span text:style-name="T3">:</text:span><text:span text:style-name="T5"> normal</text:span><text:span text:style-name="T3">;</text:span><text:span text:style-name="T4"><text:line-break/></text:span><text:span text:style-name="T3">}</text:span><text:line-break/><text:line-break/>p.italic <text:span text:style-name="T3">{</text:span><text:span text:style-name="T4"><text:line-break/>  font-style</text:span><text:span text:style-name="T3">:</text:span><text:span text:style-name="T5"> italic</text:span><text:span text:style-name="T3">;</text:span><text:span text:style-name="T4"><text:line-break/></text:span><text:span text:style-name="T3">}</text:span><text:line-break/><text:line-break/>p.oblique <text:span text:style-name="T3">{</text:span><text:span text:style-name="T4"><text:line-break/>  font-style</text:span><text:span text:style-name="T3">:</text:span><text:span text:style-name="T5"> oblique</text:span><text:span text:style-name="T3">;</text:span><text:span text:style-name="T4"><text:line-break/></text:span><text:span text:style-name="T3">}</text:span></text:p>
      <text:p text:style-name="P5"><text:span text:style-name="T2"><text:s/></text:span></text:p>
      <text:p text:style-name="Horizontal_20_Line"/>
      <text:h text:style-name="P2" text:outline-level="2">font-weight</text:h>
      <text:p text:style-name="P6">La propiedad <text:span text:style-name="Source_20_Text"><text:span text:style-name="T2">font-weight</text:span></text:span> especifica el peso de una fuente:</text:p>
      <text:h text:style-name="P3" text:outline-level="3">Ejemplo</text:h>
      <text:p text:style-name="P9">p.normal <text:span text:style-name="T3">{</text:span><text:span text:style-name="T4"><text:line-break/>  font-weight</text:span><text:span text:style-name="T3">:</text:span><text:span text:style-name="T5"> normal</text:span><text:span text:style-name="T3">;</text:span><text:span text:style-name="T4"><text:line-break/></text:span><text:span text:style-name="T3">}</text:span><text:line-break/><text:line-break/>p.thick <text:span text:style-name="T3">{</text:span><text:span text:style-name="T4"><text:line-break/>  font-weight</text:span><text:span text:style-name="T3">:</text:span><text:span text:style-name="T5"> bold</text:span><text:span text:style-name="T3">;</text:span><text:span text:style-name="T4"><text:line-break/></text:span><text:span text:style-name="T3">}</text:span></text:p>
      <text:p text:style-name="P5"><text:span text:style-name="T2"><text:s/></text:span></text:p>
      <text:p text:style-name="Horizontal_20_Line"/>
      <text:h text:style-name="P2" text:outline-level="2"><text:soft-page-break/>font-variant</text:h>
      <text:p text:style-name="P6">La propiedad <text:span text:style-name="Source_20_Text"><text:span text:style-name="T2">font-variant </text:span></text:span>especifica si un texto debe mostrarse <text:span text:style-name="T6">como sigue: </text:span>todas las letras minúsculas se convierten a letras mayúsculas. Sin embargo, las letras mayúsculas convertidas aparecen en un tamaño de fuente más pequeño que las letras mayúsculas originales en el texto.</text:p>
      <text:h text:style-name="P3" text:outline-level="3">Ejemplo</text:h>
      <text:p text:style-name="P9">p.normal <text:span text:style-name="T3">{</text:span><text:span text:style-name="T4"><text:line-break/>  font-variant</text:span><text:span text:style-name="T3">:</text:span><text:span text:style-name="T5"> normal</text:span><text:span text:style-name="T3">;</text:span><text:span text:style-name="T4"><text:line-break/></text:span><text:span text:style-name="T3">}</text:span><text:line-break/><text:line-break/>p.small <text:span text:style-name="T3">{</text:span><text:span text:style-name="T4"><text:line-break/>  font-variant</text:span><text:span text:style-name="T3">:</text:span><text:span text:style-name="T5"> small-caps</text:span><text:span text:style-name="T3">;</text:span><text:span text:style-name="T4"><text:line-break/></text:span><text:span text:style-name="T3">}</text:span></text:p>
      <text:p text:style-name="P5"><text:span text:style-name="T2"><text:s/></text:span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5:12:29.774000000</meta:creation-date>
    <dc:date>2024-03-02T15:14:34.166000000</dc:date>
    <meta:editing-duration>PT2M4S</meta:editing-duration>
    <meta:editing-cycles>1</meta:editing-cycles>
    <meta:document-statistic meta:table-count="0" meta:image-count="0" meta:object-count="0" meta:page-count="2" meta:paragraph-count="21" meta:word-count="145" meta:character-count="969" meta:non-whitespace-character-count="822"/>
    <meta:generator>LibreOffice/7.6.0.3$Windows_X86_64 LibreOffice_project/69edd8b8ebc41d00b4de3915dc82f8f0fc3b6265</meta:generator>
  </office:meta>
</office:document-meta>
</file>